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Block">
      <style:graphic-properties draw:textarea-vertical-align="top" draw:auto-grow-height="false" fo:min-height="14.99cm" fo:min-width="33.79cm"/>
      <style:paragraph-properties style:writing-mode="lr-tb"/>
    </style:style>
    <style:style style:name="gr2" style:family="graphic" style:parent-style-name="Interface_20_Block" style:list-style-name="L1">
      <style:graphic-properties draw:textarea-vertical-align="middle" draw:auto-grow-height="false" fo:min-height="2.925cm" fo:min-width="3.31cm"/>
      <style:paragraph-properties style:writing-mode="lr-tb"/>
    </style:style>
    <style:style style:name="gr3" style:family="graphic" style:parent-style-name="Bus_20_without_20_arrow">
      <style:graphic-properties draw:marker-start=""/>
      <style:paragraph-properties style:writing-mode="lr-tb"/>
    </style:style>
    <style:style style:name="gr4" style:family="graphic" style:parent-style-name="Interface_20_Block">
      <style:graphic-properties draw:textarea-vertical-align="middle" draw:auto-grow-height="false" fo:min-height="2.925cm" fo:min-width="3.31cm"/>
      <style:paragraph-properties style:writing-mode="lr-tb"/>
    </style:style>
    <style:style style:name="gr5" style:family="graphic" style:parent-style-name="Bus">
      <style:graphic-properties/>
      <style:paragraph-properties style:writing-mode="lr-tb"/>
    </style:style>
    <style:style style:name="gr6" style:family="graphic" style:parent-style-name="Block">
      <style:graphic-properties draw:textarea-vertical-align="middle" draw:auto-grow-height="false" fo:min-height="2.925cm" fo:min-width="4.58cm"/>
      <style:paragraph-properties style:writing-mode="lr-tb"/>
    </style:style>
    <style:style style:name="gr7" style:family="graphic" style:parent-style-name="Block">
      <style:graphic-properties draw:auto-grow-height="false" fo:min-height="2.925cm" fo:min-width="4.58cm"/>
      <style:paragraph-properties style:writing-mode="lr-tb"/>
    </style:style>
    <style:style style:name="gr8" style:family="graphic" style:parent-style-name="Bus">
      <style:graphic-properties/>
    </style:style>
    <style:style style:name="gr9" style:family="graphic" style:parent-style-name="Bus">
      <style:graphic-properties draw:marker-start=""/>
    </style:style>
    <style:style style:name="gr10" style:family="graphic" style:parent-style-name="Bus">
      <style:graphic-properties draw:marker-start=""/>
      <style:paragraph-properties style:writing-mode="lr-tb"/>
    </style:style>
    <style:style style:name="gr11" style:family="graphic" style:parent-style-name="Lines">
      <style:graphic-properties draw:marker-end="Arrowheads_20_15" draw:marker-end-width="0.3cm" draw:textarea-vertical-align="middle"/>
    </style:style>
    <style:style style:name="gr12" style:family="graphic" style:parent-style-name="Lines">
      <style:graphic-properties draw:marker-end="Arrowheads_20_17" draw:marker-end-width="0.3cm" draw:textarea-vertical-align="middle"/>
    </style:style>
    <style:style style:name="gr13" style:family="graphic" style:parent-style-name="Interface_20_Block" style:list-style-name="L1">
      <style:graphic-properties draw:textarea-vertical-align="middle" draw:auto-grow-height="false" fo:min-height="2.925cm" fo:min-width="3.31cm"/>
      <style:paragraph-properties style:writing-mode="lr-tb"/>
    </style:style>
    <style:style style:name="gr14" style:family="graphic" style:parent-style-name="Notation">
      <style:graphic-properties draw:textarea-vertical-align="top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29cm" svg:height="15.24cm" svg:x="3.54cm" svg:y="2.27cm">
          <text:p text:style-name="P1">DMA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81cm" svg:height="3.175cm" svg:x="3.539cm" svg:y="12.67cm">
          <text:p text:style-name="P2">Avalon Streaming Sink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cm" svg:y1="14.257cm" svg:x2="3.539cm" svg:y2="14.257cm">
          <text:p text:style-name="P3"/>
        </draw:line>
        <draw:custom-shape draw:style-name="gr4" draw:text-style-name="P1" xml:id="id5" draw:id="id5" draw:layer="layout" svg:width="3.81cm" svg:height="3.175cm" svg:x="19.097cm" svg:y="14.335cm">
          <text:p text:style-name="P2">Avalon-MM Hos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1.002cm" svg:y1="17.51cm" svg:x2="21.002cm" svg:y2="20.05cm">
          <text:p/>
        </draw:line>
        <draw:custom-shape draw:style-name="gr6" draw:text-style-name="P3" xml:id="id4" draw:id="id4" draw:layer="layout" svg:width="5.08cm" svg:height="3.175cm" svg:x="9.572cm" svg:y="12.67cm">
          <text:p text:style-name="P3">Forming instruction</text:p>
          <draw:enhanced-geometry svg:viewBox="0 0 21600 21600" draw:type="rectangle" draw:enhanced-path="M 0 0 L 21600 0 21600 21600 0 21600 0 0 Z N"/>
        </draw:custom-shape>
        <draw:custom-shape draw:style-name="gr7" draw:text-style-name="P3" xml:id="id2" draw:id="id2" draw:layer="layout" svg:width="5.08cm" svg:height="3.175cm" svg:x="9.572cm" svg:y="6.08cm">
          <text:p text:style-name="P3">Status and Configuration memory</text:p>
          <draw:enhanced-geometry svg:viewBox="0 0 21600 21600" draw:type="rectangle" draw:enhanced-path="M 0 0 L 21600 0 21600 21600 0 21600 0 0 Z N"/>
        </draw:custom-shape>
        <draw:custom-shape draw:style-name="gr4" draw:text-style-name="P1" xml:id="id1" draw:id="id1" draw:layer="layout" svg:width="3.81cm" svg:height="3.175cm" svg:x="3.54cm" svg:y="6.08cm">
          <text:p text:style-name="P2">Avalon-MM Agent</text:p>
          <draw:enhanced-geometry svg:viewBox="0 0 21600 21600" draw:type="rectangle" draw:enhanced-path="M 0 0 L 21600 0 21600 21600 0 21600 0 0 Z N"/>
        </draw:custom-shape>
        <draw:line draw:style-name="gr5" draw:text-style-name="P3" draw:layer="layout" svg:x1="1cm" svg:y1="7.667cm" svg:x2="3.54cm" svg:y2="7.667cm">
          <text:p/>
        </draw:line>
        <draw:connector draw:style-name="gr8" draw:text-style-name="P3" draw:layer="layout" svg:x1="7.35cm" svg:y1="7.667cm" svg:x2="9.572cm" svg:y2="7.667cm" draw:start-shape="id1" draw:start-glue-point="1" draw:end-shape="id2" draw:end-glue-point="3" svg:d="M7350 7667h2222" svg:viewBox="0 0 2223 1">
          <text:p/>
        </draw:connector>
        <draw:connector draw:style-name="gr9" draw:text-style-name="P3" draw:layer="layout" svg:x1="7.349cm" svg:y1="14.257cm" svg:x2="9.572cm" svg:y2="14.257cm" draw:start-shape="id3" draw:start-glue-point="1" draw:end-shape="id4" draw:end-glue-point="3" svg:d="M7349 14257h2223" svg:viewBox="0 0 2224 1">
          <text:p/>
        </draw:connector>
        <draw:connector draw:style-name="gr10" draw:text-style-name="P3" draw:layer="layout" svg:x1="14.652cm" svg:y1="14.257cm" svg:x2="19.097cm" svg:y2="15.922cm" draw:start-shape="id4" draw:start-glue-point="1" draw:end-shape="id5" draw:end-glue-point="3" svg:d="M14652 14257h2223v1665h2222" svg:viewBox="0 0 4446 1666">
          <text:p text:style-name="P3"/>
        </draw:connector>
        <draw:custom-shape draw:style-name="gr7" draw:text-style-name="P3" xml:id="id6" draw:id="id6" draw:layer="layout" svg:width="5.08cm" svg:height="3.175cm" svg:x="27.035cm" svg:y="12.67cm">
          <text:p text:style-name="P3">Verification ready instruction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22.907cm" svg:y1="15.922cm" svg:x2="27.035cm" svg:y2="14.257cm" draw:start-shape="id5" draw:start-glue-point="1" draw:end-shape="id6" draw:end-glue-point="3" svg:d="M22907 15922h2064v-1665h2064" svg:viewBox="0 0 4129 1666">
          <text:p/>
        </draw:connector>
        <draw:connector draw:style-name="gr11" draw:text-style-name="P3" draw:layer="layout" svg:x1="12.112cm" svg:y1="9.255cm" svg:x2="12.112cm" svg:y2="12.67cm" draw:start-shape="id2" draw:start-glue-point="2" draw:end-shape="id4" draw:end-glue-point="0" svg:d="M12112 9255v3415" svg:viewBox="0 0 1 3416">
          <text:p/>
        </draw:connector>
        <draw:connector draw:style-name="gr12" draw:text-style-name="P3" draw:layer="layout" svg:x1="29.575cm" svg:y1="12.67cm" svg:x2="14.652cm" svg:y2="7.667cm" draw:start-shape="id6" draw:start-glue-point="0" draw:end-shape="id2" draw:end-glue-point="1" svg:d="M29575 12670v-5003h-14923" svg:viewBox="0 0 14924 5004">
          <text:p/>
        </draw:connector>
        <draw:custom-shape draw:style-name="gr13" draw:text-style-name="P2" xml:id="id7" draw:id="id7" draw:layer="layout" svg:width="3.81cm" svg:height="3.175cm" svg:x="34.02cm" svg:y="12.67cm">
          <text:p text:style-name="P2">Avalon Streaming Source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7.83cm" svg:y1="14.258cm" svg:x2="40.37cm" svg:y2="14.257cm">
          <text:p/>
        </draw:line>
        <draw:connector draw:style-name="gr9" draw:text-style-name="P3" draw:layer="layout" svg:x1="32.115cm" svg:y1="14.257cm" svg:x2="34.02cm" svg:y2="14.257cm" draw:start-shape="id6" draw:start-glue-point="1" draw:end-shape="id7" draw:end-glue-point="3" svg:d="M32115 14257h1905" svg:viewBox="0 0 1906 1">
          <text:p/>
        </draw:connector>
        <draw:custom-shape draw:name="text" draw:style-name="gr14" draw:text-style-name="P3" draw:layer="layout" svg:width="12.7cm" svg:height="1.957cm" svg:x="1cm" svg:y="18.78cm">
          <text:p text:style-name="P4">Sink -&gt; NVMe or NVMe -&gt; Source</text:p>
          <text:p text:style-name="P4"/>
          <text:p text:style-name="P3"/>
          <draw:enhanced-geometry svg:viewBox="0 0 21600 21600" draw:type="rectangle" draw:enhanced-path="M 0 0 L 21600 0 21600 21600 0 21600 0 0 Z N"/>
        </draw:custom-shape>
        <draw:custom-shape draw:name="text 2" draw:style-name="gr14" draw:text-style-name="P4" draw:layer="layout" svg:width="12.7cm" svg:height="1.957cm" svg:x="1cm" svg:y="18.78cm">
          <text:p text:style-name="P4">Sink -&gt; NVMe or NVMe -&gt; Source</text:p>
          <text:p text:style-name="P4"/>
          <text:p text:style-name="P3"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Arrowheads_20_15" draw:display-name="Arrowheads 15" svg:viewBox="0 0 20 20" svg:d="M0 20l10-20 10 20z"/>
    <draw:marker draw:name="Arrowheads_20_17" draw:display-name="Arrowheads 17" svg:viewBox="0 0 20 20" svg:d="M0 20l10-20 10 20z"/>
    <draw:marker draw:name="Arrowheads_20_6" draw:display-name="Arrowheads 6" svg:viewBox="0 0 20 13" svg:d="M0 13l10-13 10 13z"/>
    <draw:marker draw:name="Arrowheads_20_7" draw:display-name="Arrowheads 7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.05cm" svg:stroke-color="#000000" draw:marker-start-width="0.275cm" draw:marker-start-center="false" draw:marker-end-width="0.275cm" draw:marker-end-center="false" draw:fill="solid" draw:fill-color="#ddddd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s" style:family="graphic" style:parent-style-name="Lines">
      <style:graphic-properties svg:stroke-width="0.6cm" svg:stroke-color="#000000" draw:marker-start="Arrowheads_20_6" draw:marker-start-width="1.1cm" draw:marker-end="Arrowheads_20_7" draw:marker-end-width="1.1cm" draw:stroke-linejoin="bevel" draw:textarea-horizontal-align="justify" draw:textarea-vertical-align="top" draw:auto-grow-width="false" fo:padding-bottom="1.2cm" draw:shadow-color="#000000"/>
      <style:paragraph-properties>
        <style:tab-stops/>
      </style:paragraph-properties>
    </style:style>
    <style:style style:name="Block" style:family="graphic" style:parent-style-name="standard">
      <style:graphic-properties draw:fill="solid" draw:fill-color="#ffffff" draw:fill-gradient-name="Gradient_20_1" draw:fill-hatch-name="Red_20_90_20_Degrees_20_Crossed_20_1" draw:fill-image-name="Bitmap_20_1" draw:textarea-vertical-align="middle" draw:decimal-places="2"/>
      <style:paragraph-properties>
        <style:tab-stops/>
      </style:paragraph-properties>
    </style:style>
    <style:style style:name="Interface_20_Block" style:display-name="Interface Block" style:family="graphic" style:parent-style-name="standard">
      <style:graphic-properties draw:fill="solid" draw:fill-color="#5983b0"/>
      <style:paragraph-properties>
        <style:tab-stops/>
      </style:paragraph-properties>
    </style:style>
    <style:style style:name="Bus_20_without_20_arrow" style:display-name="Bus without arrow" style:family="graphic" style:parent-style-name="Bus"/>
    <style:style style:name="Group" style:family="graphic" style:parent-style-name="Block">
      <style:graphic-properties draw:fill="solid" draw:fill-color="#eeeeee" draw:textarea-vertical-align="top" fo:padding-left="0.1cm" fo:padding-right="0.1cm"/>
      <style:paragraph-properties>
        <style:tab-stops/>
      </style:paragraph-properties>
    </style:style>
    <style:style style:name="Notation" style:family="graphic" style:parent-style-name="Text">
      <style:graphic-properties draw:stroke="none" draw:fill="solid" draw:fill-color="#ffffff" draw:textarea-horizontal-align="left" draw:auto-grow-height="true" draw:auto-grow-width="true" fo:wrap-option="wrap" draw:shadow-color="#000000" draw:show-unit="true"/>
      <style:paragraph-properties>
        <style:tab-stops/>
      </style:paragraph-properties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talii Yurchenko</meta:initial-creator>
    <meta:creation-date>2022-12-09T14:59:49.508714123</meta:creation-date>
    <dc:date>2023-01-07T13:47:30.268221827</dc:date>
    <dc:creator>Vitalii Yurchenko</dc:creator>
    <meta:editing-duration>PT3H25M1S</meta:editing-duration>
    <meta:editing-cycles>55</meta:editing-cycles>
    <meta:generator>LibreOffice/7.4.3.2$Linux_X86_64 LibreOffice_project/40$Build-2</meta:generator>
    <meta:document-statistic meta:object-count="21"/>
  </office:meta>
</office:document-meta>
</file>